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3" style:family="table-column">
      <style:table-column-properties fo:break-before="auto" style:column-width="0.711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co33" style:family="table-column">
      <style:table-column-properties fo:break-before="auto" style:column-width="1.2008in"/>
    </style:style>
    <style:style style:name="co34" style:family="table-column">
      <style:table-column-properties fo:break-before="auto" style:column-width="9.8665in"/>
    </style:style>
    <style:style style:name="co35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1T22:22:01.831917011</dc:date>
    <meta:editing-duration>P3DT5H47M33S</meta:editing-duration>
    <meta:editing-cycles>539</meta:editing-cycles>
    <meta:document-statistic meta:table-count="10" meta:cell-count="1572" meta:object-count="0"/>
  </office:meta>
</office:document-meta>
</file>